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llet" table:style-name="ta1">
        <table:shapes>
          <draw:frame draw:z-index="0" draw:style-name="gr1" draw:text-style-name="P1" svg:width="15.999cm" svg:height="8.999cm" svg:x="3.468cm" svg:y="0.1cm">
            <draw:object draw:notify-on-update-of-ranges="bullet.A1:bullet.A1 bullet.A2:bullet.A36 bullet.B1:bullet.B1 bullet.B2:bullet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hess</text:p>
          </table:table-cell>
          <table:table-cell office:value-type="string" calcext:value-type="string">
            <text:p>chess.com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010" calcext:value-type="float">
            <text:p>3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family-complex="'Noto Sans CJK HK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12:41:45.948975360</dc:date>
    <meta:editing-duration>PT57S</meta:editing-duration>
    <meta:editing-cycles>1</meta:editing-cycles>
    <meta:document-statistic meta:table-count="1" meta:cell-count="72" meta:object-count="1"/>
    <meta:generator>LibreOffice/24.8.2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bullet.A1:bullet.B36" chart:data-source-has-labels="row" svg:x="0.32cm" svg:y="0.18cm" svg:width="15.36cm" svg:height="8.64cm">
          <chart:coordinate-region svg:x="1.366cm" svg:y="0.379cm" svg:width="13.91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bullet.B2:bullet.B36" chart:label-cell-address="bullet.B1:bullet.B1" chart:class="chart:scatter">
            <chart:domain table:cell-range-address="bullet.A2:bullet.A36"/>
            <chart:regression-curve chart:style-name="ch7">
              <chart:equation chart:display-equation="true" chart:display-r-square="false" svg:x="0.294cm" svg:y="7.448cm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chess.com</text:p>
                <draw:g>
                  <svg:desc>bullet.B1:bulle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5">
                <text:p>895</text:p>
                <draw:g>
                  <svg:desc>bullet.A2:bullet.A36</svg:desc>
                </draw:g>
              </table:table-cell>
              <table:table-cell office:value-type="float" office:value="435">
                <text:p>435</text:p>
                <draw:g>
                  <svg:desc>bullet.B2:bullet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">
                <text:p>92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5">
                <text:p>100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0">
                <text:p>106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5">
                <text:p>12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5">
                <text:p>133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5">
                <text:p>138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">
                <text:p>1490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0">
                <text:p>153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5">
                <text:p>158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0">
                <text:p>163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0">
                <text:p>167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">
                <text:p>1705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5">
                <text:p>175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0">
                <text:p>179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0">
                <text:p>18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0">
                <text:p>1880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5">
                <text:p>192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5">
                <text:p>205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">
                <text:p>210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30">
                <text:p>213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5">
                <text:p>221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5">
                <text:p>2305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0">
                <text:p>239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0">
                <text:p>245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0">
                <text:p>256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65">
                <text:p>266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5">
                <text:p>2735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5">
                <text:p>282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5">
                <text:p>298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80">
                <text:p>3080</text:p>
              </table:table-cell>
              <table:table-cell office:value-type="float" office:value="3010">
                <text:p>30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